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bagoResponseStateManager.writeState( FacesContext facescontext , StateManager . SerializedView serializedview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TobagoResponseStateManager.getComponentStateToRestore( FacesContext faces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bagoResponseStateManager.getTreeStructureToRestore( FacesContext facescontext , String view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